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, 'Arial Unicode MS'" svg:font-family="'StarSymbol, 'Arial Unicode MS''"/>
    <style:font-face style:name="Courier New" svg:font-family="'Courier New'" style:font-family-generic="modern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.25in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Liberation Serif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Liberation Serif" fo:font-size="16pt" fo:letter-spacing="normal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 style:writing-mode="lr-tb"/>
      <style:text-properties fo:font-variant="normal" fo:text-transform="none" fo:color="#333333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2">
      <style:paragraph-properties fo:text-align="start" style:justify-single-word="false" style:writing-mode="lr-tb"/>
      <style:text-properties fo:font-variant="normal" fo:text-transform="none" fo:color="#333333" style:font-name="Liberation Serif" fo:font-size="12pt" fo:letter-spacing="normal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Liberation Serif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 style:writing-mode="lr-tb"/>
      <style:text-properties fo:font-variant="normal" fo:text-transform="none" fo:color="#333333" style:font-name="Liberation Serif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/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ge" fo:background-color="#ffffff" style:background-transparency="0%" fo:padding="0.0102in" fo:border="non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uke 23:35-43</text:p>
      <text:p text:style-name="P2">The Thief on the Cross</text:p>
      <text:p text:style-name="P2">May 1, 2011</text:p>
      <text:p text:style-name="P3"/>
      <text:p text:style-name="P4">1. Introduction</text:p>
      <text:list xml:id="list1932771620" text:style-name="L1">
        <text:list-item>
          <text:p text:style-name="P9">Read passage and pray.</text:p>
        </text:list-item>
      </text:list>
      <text:p text:style-name="P5"/>
      <text:p text:style-name="P6">2. The People</text:p>
      <text:list xml:id="list1447013710" text:style-name="L2">
        <text:list-item>
          <text:p text:style-name="P10">Who</text:p>
          <text:list>
            <text:list-item>
              <text:p text:style-name="P10">Jews gathered in Jerusalem to celebrate the Passover.</text:p>
            </text:list-item>
            <text:list-item>
              <text:p text:style-name="P10">Demanded that Jesus be crucified (23:14).</text:p>
            </text:list-item>
          </text:list>
        </text:list-item>
        <text:list-item>
          <text:p text:style-name="P10">What</text:p>
          <text:list>
            <text:list-item>
              <text:p text:style-name="P12">stood<text:span text:style-name="T1">: Pause in the busyness of the day.</text:span></text:p>
            </text:list-item>
            <text:list-item>
              <text:p text:style-name="P12">looking on<text:span text:style-name="T1">: Gazing in contempt and sneering.</text:span></text:p>
            </text:list-item>
          </text:list>
        </text:list-item>
      </text:list>
      <text:p text:style-name="P6"/>
      <text:p text:style-name="P6">3. The Rulers</text:p>
      <text:list xml:id="list388534021" text:continue-numbering="true" text:style-name="L2">
        <text:list-item>
          <text:p text:style-name="P10">Who</text:p>
          <text:list>
            <text:list-item>
              <text:p text:style-name="P10">Spiritual and political leaders of Israel.</text:p>
            </text:list-item>
            <text:list-item>
              <text:p text:style-name="P10">Arrested Jesus the previous night.</text:p>
            </text:list-item>
          </text:list>
        </text:list-item>
        <text:list-item>
          <text:p text:style-name="P10">What</text:p>
          <text:list>
            <text:list-item>
              <text:p text:style-name="P10">Gloating in their victory.</text:p>
            </text:list-item>
            <text:list-item>
              <text:p text:style-name="P12">He saved others<text:span text:style-name="T1">: They resented that he healed on the Sabbath, and raised Lazarus from the dead.</text:span></text:p>
            </text:list-item>
            <text:list-item>
              <text:p text:style-name="P12">let Him save Himself...<text:span text:style-name="T1">: The darkest and most sobering irony. </text:span></text:p>
              <text:list>
                <text:list-item>
                  <text:p text:style-name="P10">Because He is the Christ, He will not save Himself.</text:p>
                </text:list-item>
                <text:list-item>
                  <text:p text:style-name="P10">Because He is the chosen Lamb of God, He will give His life as a ransom for many.</text:p>
                </text:list-item>
              </text:list>
            </text:list-item>
          </text:list>
        </text:list-item>
      </text:list>
      <text:p text:style-name="P6"/>
      <text:p text:style-name="P6">4. The Soldiers</text:p>
      <text:list xml:id="list1636506520" text:continue-numbering="true" text:style-name="L2">
        <text:list-item>
          <text:p text:style-name="P10">What</text:p>
          <text:list>
            <text:list-item>
              <text:p text:style-name="P12">offering Him sour wine<text:span text:style-name="T1">: Wine with myrrh, to deaden </text:span><text:soft-page-break/><text:span text:style-name="T1">the senses. Jesus refused it (Mark 15:23).</text:span></text:p>
            </text:list-item>
            <text:list-item>
              <text:p text:style-name="P12">If you are the King of the Jews...<text:span text:style-name="T1">: The same taunt. </text:span></text:p>
            </text:list-item>
            <text:list-item>
              <text:p text:style-name="P10">He is their King and they are his people, “He came to His own and His own did not receive Him.” (John 1:11)</text:p>
            </text:list-item>
          </text:list>
        </text:list-item>
      </text:list>
      <text:p text:style-name="P6"/>
      <text:p text:style-name="P6">5. The Sign</text:p>
      <text:list xml:id="list1549825435" text:continue-numbering="true" text:style-name="L2">
        <text:list-item>
          <text:p text:style-name="P10">What</text:p>
          <text:list>
            <text:list-item>
              <text:p text:style-name="P10">Amplified the mocking so that all would hear.</text:p>
            </text:list-item>
          </text:list>
        </text:list-item>
      </text:list>
      <text:p text:style-name="P6"/>
      <text:p text:style-name="P6">6. The Criminal</text:p>
      <text:list xml:id="list532174696" text:continue-numbering="true" text:style-name="L2">
        <text:list-item>
          <text:p text:style-name="P10">Who</text:p>
          <text:list>
            <text:list-item>
              <text:p text:style-name="P10">One of the theives that was crucified on either side of Jesus.</text:p>
            </text:list-item>
            <text:list-item>
              <text:p text:style-name="P10">The other gospels tell us that the other thief joined in the abuse as well, initially.</text:p>
            </text:list-item>
          </text:list>
        </text:list-item>
        <text:list-item>
          <text:p text:style-name="P10">What</text:p>
          <text:list>
            <text:list-item>
              <text:p text:style-name="P10">Joins the chorus of abuse and irony.</text:p>
            </text:list-item>
            <text:list-item>
              <text:p text:style-name="P10">Not a plea to be saved, he says, “You are not the Christ, since you cannot save yourself or even me.”</text:p>
            </text:list-item>
          </text:list>
        </text:list-item>
      </text:list>
      <text:p text:style-name="P6"/>
      <text:p text:style-name="P7"/>
      <text:p text:style-name="P6"/>
      <text:p text:style-name="P6"/>
      <text:p text:style-name="P14">7. Repentance</text:p>
      <text:list xml:id="list258749610" text:continue-numbering="true" text:style-name="L2">
        <text:list-item>
          <text:p text:style-name="P12">but this Man has done nothing wrong.</text:p>
          <text:list>
            <text:list-item>
              <text:p text:style-name="P10">The thief’s eyes are opened to see Jesus’ perfect holiness.</text:p>
            </text:list-item>
            <text:list-item>
              <text:p text:style-name="P10">Jesus’ innocence implies His holiness!</text:p>
            </text:list-item>
            <text:list-item>
              <text:p text:style-name="P10">“was in all points tempted as we are, yet without sin.” (Hebrews 4:15)</text:p>
            </text:list-item>
          </text:list>
        </text:list-item>
        <text:list-item>
          <text:p text:style-name="P12">And we indeed justly, for we receive the due reward of our deeds;</text:p>
          <text:list>
            <text:list-item>
              <text:p text:style-name="P10">The thief sees his own sin and affirms that he himself deserves to be crucified.</text:p>
            </text:list-item>
            <text:list-item>
              <text:p text:style-name="P10">Romans 3:23 and 6:23</text:p>
            </text:list-item>
          </text:list>
        </text:list-item>
        <text:list-item>
          <text:p text:style-name="P12">Do you not even fear God, seeing you are under the same condemnation?</text:p>
          <text:list>
            <text:list-item>
              <text:p text:style-name="P10">This produces a trembling and inward contrition.</text:p>
            </text:list-item>
          </text:list>
        </text:list-item>
        <text:list-item>
          <text:p text:style-name="P10">This is the pattern of authentic repentance.</text:p>
          <text:list>
            <text:list-item>
              <text:p text:style-name="P10"><text:span text:style-name="T2">Isaiah 6:5</text:span><text:line-break/>Woe is me, for I am undone!<text:line-break/>Because I am a man of unclean lips,<text:line-break/>And I dwell in the midst of a people of unclean lips;<text:line-break/>For me eyes have seen the King, the Lord of hosts.</text:p>
            </text:list-item>
            <text:list-item>
              <text:p text:style-name="P10"><text:span text:style-name="T2">Luke 5:8</text:span><text:line-break/>Depart from me, for I am a sinful man, O Lord!</text:p>
            </text:list-item>
            <text:list-item>
              <text:p text:style-name="P12">Luke 15:21<text:span text:style-name="T1"><text:line-break/>Father, I have sinned against heaven and in your sight, and am no longer worthy to be called your son.</text:span></text:p>
            </text:list-item>
            <text:list-item>
              <text:p text:style-name="P10"><text:span text:style-name="T2">Luke 18:13</text:span><text:line-break/>God, be merciful to me a sinner!</text:p>
            </text:list-item>
          </text:list>
        </text:list-item>
      </text:list>
      <text:p text:style-name="P6"/>
      <text:p text:style-name="P6"/>
      <text:p text:style-name="P14">8. Faith</text:p>
      <text:list xml:id="list445083413" text:continue-numbering="true" text:style-name="L2">
        <text:list-item>
          <text:p text:style-name="P12">Lord,</text:p>
          <text:list>
            <text:list-item>
              <text:p text:style-name="P10">Submits to Jesus as His master.</text:p>
            </text:list-item>
            <text:list-item>
              <text:p text:style-name="P10">No one struts into the kingdom.</text:p>
            </text:list-item>
            <text:list-item>
              <text:p text:style-name="P12">Luke 9:23<text:span text:style-name="T1"><text:line-break/>If anyone desires to come after Me, let him deny himself, and take up his cross daily, and follow Me.</text:span></text:p>
            </text:list-item>
          </text:list>
        </text:list-item>
        <text:list-item>
          <text:p text:style-name="P12">remember me</text:p>
          <text:list>
            <text:list-item>
              <text:p text:style-name="P10">A naked plea for mercy.</text:p>
              <text:list>
                <text:list-item>
                  <text:p text:style-name="P10">No entitlement (I did...)</text:p>
                </text:list-item>
                <text:list-item>
                  <text:p text:style-name="P10">No attraction (I am...)</text:p>
                </text:list-item>
                <text:list-item>
                  <text:p text:style-name="P10">No repayment (I will...)</text:p>
                </text:list-item>
              </text:list>
            </text:list-item>
          </text:list>
        </text:list-item>
        <text:list-item>
          <text:p text:style-name="P12">when you come into Your kingdom.</text:p>
          <text:list>
            <text:list-item>
              <text:p text:style-name="P10">Believed that Jesus would receive a kingdom from God.</text:p>
            </text:list-item>
            <text:list-item>
              <text:p text:style-name="P10">This means he believed Jesus would rise from the dead!</text:p>
            </text:list-item>
            <text:list-item>
              <text:p text:style-name="P10">This great faith was a gift from God.</text:p>
            </text:list-item>
          </text:list>
        </text:list-item>
        <text:list-item>
          <text:p text:style-name="P10">Amazing grace</text:p>
          <text:list>
            <text:list-item>
              <text:p text:style-name="P10">Did not need to see or touch the risen Jesus.</text:p>
            </text:list-item>
            <text:list-item>
              <text:p text:style-name="P10">Did not need to talk to any eyewitnesses.</text:p>
            </text:list-item>
            <text:list-item>
              <text:p text:style-name="P10">Jesus hadn’t even died yet!</text:p>
            </text:list-item>
          </text:list>
        </text:list-item>
        <text:list-item>
          <text:p text:style-name="P10">This is the pattern of authentic faith.</text:p>
          <text:list>
            <text:list-item>
              <text:p text:style-name="P12">Romans 10:9<text:span text:style-name="T1"><text:line-break/>that if you confess with your mouth the Lord Jesus and believe in your heart that God has raised Him from the dead, you will be saved.</text:span></text:p>
            </text:list-item>
          </text:list>
        </text:list-item>
      </text:list>
      <text:p text:style-name="P14">9. The promise</text:p>
      <text:list xml:id="list1099769267" text:continue-numbering="true" text:style-name="L2">
        <text:list-item>
          <text:p text:style-name="P12">Assuredly, I say to you,</text:p>
          <text:list>
            <text:list-item>
              <text:p text:style-name="P10">The promise is true, unchangeable, and irrevocable.</text:p>
            </text:list-item>
            <text:list-item>
              <text:p text:style-name="P10">Phrase used to highlight particular truths.</text:p>
            </text:list-item>
          </text:list>
        </text:list-item>
        <text:list-item>
          <text:p text:style-name="P12">today</text:p>
          <text:list>
            <text:list-item>
              <text:p text:style-name="P12"><text:span text:style-name="T1">The timeline for the fulfillment of the promise.</text:span></text:p>
            </text:list-item>
            <text:list-item>
              <text:p text:style-name="P12"><text:span text:style-name="T1">Timeline: Thief dies and promise fulfilled that very day.</text:span></text:p>
            </text:list-item>
            <text:list-item>
              <text:p text:style-name="P12"><text:span text:style-name="T1">The gift is immediate, in full (not progressive).</text:span></text:p>
            </text:list-item>
          </text:list>
        </text:list-item>
        <text:list-item>
          <text:p text:style-name="P12">you will be with me in Paradise.</text:p>
          <text:list>
            <text:list-item>
              <text:p text:style-name="P10">Promise: to be with Jesus in heaven.</text:p>
            </text:list-item>
            <text:list-item>
              <text:p text:style-name="P10">This implies complete forgiveness and righteousness.</text:p>
            </text:list-item>
            <text:list-item>
              <text:p text:style-name="P10">Not just in heaven, but with Jesus.</text:p>
            </text:list-item>
          </text:list>
        </text:list-item>
        <text:list-item>
          <text:p text:style-name="P10">Is this a promise that is unique to the thief?</text:p>
          <text:list>
            <text:list-item>
              <text:p text:style-name="P12">Luke 15:21<text:span text:style-name="T1"><text:line-break/>...[I] am no longer worthy to be called your son.</text:span></text:p>
              <text:list>
                <text:list-item>
                  <text:p text:style-name="P12"><text:span text:style-name="T1">Best robe</text:span></text:p>
                </text:list-item>
                <text:list-item>
                  <text:p text:style-name="P12"><text:span text:style-name="T1">Ring on his hand</text:span></text:p>
                </text:list-item>
                <text:list-item>
                  <text:p text:style-name="P12"><text:span text:style-name="T1">Sandals</text:span></text:p>
                </text:list-item>
                <text:list-item>
                  <text:p text:style-name="P12"><text:span text:style-name="T1">Celebration: fatted calf</text:span></text:p>
                </text:list-item>
              </text:list>
              <text:p text:style-name="P12"><text:span text:style-name="T1">...for this son was dead and is alive again; he was lost and is found.</text:span></text:p>
            </text:list-item>
          </text:list>
        </text:list-item>
      </text:list>
      <text:p text:style-name="P11"><text:span text:style-name="T1"/></text:p>
      <text:p text:style-name="P6">10. The Application</text:p>
      <text:list xml:id="list1102943314" text:continue-numbering="true" text:style-name="L2">
        <text:list-item>
          <text:p text:style-name="P10">Non-believer</text:p>
        </text:list-item>
        <text:list-item>
          <text:p text:style-name="P10">False believer</text:p>
        </text:list-item>
        <text:list-item>
          <text:p text:style-name="P10">True belie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, 'Arial Unicode MS'" svg:font-family="'StarSymbol, 'Arial Unicode MS''"/>
    <style:font-face style:name="Courier New" svg:font-family="'Courier New'" style:font-family-generic="modern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font-name-complex="Liberation Serif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_20__28_user_29_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_20__28_user_29_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.0835in" fo:margin-bottom="0in" fo:orphans="2" fo:widows="2" fo:hyphenation-ladder-count="no-limit" style:vertical-align="baseline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Standard_20__28_user_29_" style:next-style-name="Standard_20__28_user_29_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_20__28_user_29_" style:class="text" style:default-outline-level="2">
      <style:paragraph-properties fo:margin-left="0.25in" fo:margin-right="0in" fo:text-indent="-0.25in" style:auto-text-indent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Standard_20__28_user_29_" style:next-style-name="Subtitle" style:class="chapter">
      <style:paragraph-properties fo:margin-top="0.3335in" fo:margin-bottom="0.0417in" fo:text-align="center" style:justify-single-word="false"/>
      <style:text-properties style:font-name="Arial" fo:font-size="24pt" fo:font-weight="bold" style:letter-kerning="true" style:font-size-asian="24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pyright" style:family="paragraph" style:parent-style-name="Standard_20__28_user_29_">
      <style:paragraph-properties fo:margin-top="0.0835in" fo:margin-bottom="0in"/>
    </style:style>
    <style:style style:name="Footer" style:family="paragraph" style:parent-style-name="Standard_20__28_user_29_" style:class="extra"/>
    <style:style style:name="Requests" style:family="paragraph" style:parent-style-name="Standard_20__28_user_29_">
      <style:paragraph-properties fo:margin-top="0.028in" fo:margin-bottom="0.028in"/>
    </style:style>
    <style:style style:name="Page_20_Heading" style:display-name="Page Heading" style:family="paragraph" style:parent-style-name="Standard_20__28_user_29_" style:next-style-name="Requests">
      <style:paragraph-properties fo:margin-top="0.3335in" fo:margin-bottom="0.1665in" fo:text-align="center" style:justify-single-word="false" fo:keep-with-next="always"/>
      <style:text-properties fo:font-size="18pt" fo:font-weight="bold" style:font-size-asian="18pt" style:font-weight-asian="bold"/>
    </style:style>
    <style:style style:name="Balloon_20_Text" style:display-name="Balloon Text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Req_5f_date" style:display-name="Req_date" style:family="paragraph" style:parent-style-name="Requests">
      <style:paragraph-properties fo:text-align="center" style:justify-single-word="false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_20__28_user_29_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Page_20_Number" style:display-name="Page Number" style:family="text" style:parent-style-name="Default_20_Paragraph_20_Fon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Bullet_20_Symbols_20__28_user_29_" style:display-name="Bullet Symbols (user)" style:family="text">
      <style:text-properties style:font-name="StarSymbol, 'Arial Unicode MS'" fo:font-size="9pt" style:font-name-asian="StarSymbol, 'Arial Unicode MS'" style:font-size-asian="9pt" style:font-name-complex="StarSymbol, 'Arial Unicode MS'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25in" style:auto-text-indent="false"/>
    </style:style>
    <style:style style:name="MT1" style:family="text"/>
    <style:style style:name="M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ge" fo:background-color="#ffffff" style:background-transparency="0%" fo:padding="0.0102in" fo:border="none">
        <style:background-image/>
      </style:graphic-properties>
    </style:style>
    <style:page-layout style:name="Mpm1" style:page-usage="mirrored">
      <style:page-layout-properties fo:page-width="5.5in" fo:page-height="8.5in" style:num-format="1" style:print-orientation="landscape" fo:margin-top="0.3701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5.5in" fo:page-height="8.5in" style:num-format="1" style:print-orientation="landscape" fo:margin-top="0.3701in" fo:margin-bottom="0.539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4.9161in" svg:y="0.0008in" svg:width="0.0744in" svg:height="0.2744in" draw:z-index="4"><draw:text-box><text:p text:style-name="Footer"><text:span text:style-name="Page_20_Number"><text:page-number text:select-page="current">5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akewood Village Baptist Church</dc:title>
    <meta:initial-creator>user</meta:initial-creator>
    <meta:creation-date>2010-09-08T13:27:00</meta:creation-date>
    <dc:date>2011-04-30T15:19:00</dc:date>
    <meta:print-date>2010-12-29T09:46:09</meta:print-date>
    <meta:editing-cycles>191</meta:editing-cycles>
    <meta:editing-duration>PT63H27M45S</meta:editing-duration>
    <meta:generator>OpenOffice.org/3.0$Linux OpenOffice.org_project/300m15$Build-9379</meta:generator>
    <meta:document-statistic meta:table-count="0" meta:image-count="0" meta:object-count="0" meta:page-count="5" meta:paragraph-count="96" meta:word-count="797" meta:character-count="3860"/>
    <meta:user-defined meta:name="_AdHocReviewCycleID" meta:value-type="float">864320052</meta:user-defined>
    <meta:user-defined meta:name="_AuthorEmail">dhardin@ftxs.fujitsu.com</meta:user-defined>
    <meta:user-defined meta:name="_AuthorEmailDisplayName">Hardin Dale</meta:user-defined>
    <meta:user-defined meta:name="_EmailSubject">Latest prayer notes</meta:user-defined>
    <meta:user-defined meta:name="_PreviousAdHocReviewCycleID" meta:value-type="float">192151069</meta:user-defined>
  </office:meta>
</office:document-meta>
</file>